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2704" officeooo:paragraph-rsid="00012704"/>
    </style:style>
    <style:style style:name="P2" style:family="paragraph" style:parent-style-name="Standard">
      <style:text-properties officeooo:paragraph-rsid="00012704"/>
    </style:style>
    <style:style style:name="P3" style:family="paragraph" style:parent-style-name="Standard">
      <style:text-properties officeooo:rsid="00031a88" officeooo:paragraph-rsid="00031a88"/>
    </style:style>
    <style:style style:name="P4" style:family="paragraph" style:parent-style-name="Standard">
      <style:text-properties officeooo:rsid="0006e4f6" officeooo:paragraph-rsid="0006e4f6"/>
    </style:style>
    <style:style style:name="P5" style:family="paragraph" style:parent-style-name="Standard">
      <style:text-properties fo:color="#e9c062" loext:opacity="100%" style:font-name="Droid Sans Mono" fo:font-size="10.5pt" fo:font-weight="normal" officeooo:paragraph-rsid="00012704" fo:background-color="#1e1e1e"/>
    </style:style>
    <style:style style:name="P6" style:family="paragraph" style:parent-style-name="Standard">
      <style:text-properties fo:color="#e9c062" loext:opacity="100%" style:font-name="Droid Sans Mono" fo:font-size="10.5pt" fo:font-weight="normal" officeooo:rsid="00031a88" officeooo:paragraph-rsid="00031a88" fo:background-color="#1e1e1e"/>
    </style:style>
    <style:style style:name="T1" style:family="text">
      <style:text-properties officeooo:rsid="00012704"/>
    </style:style>
    <style:style style:name="T2" style:family="text">
      <style:text-properties officeooo:rsid="00031a88"/>
    </style:style>
    <style:style style:name="T3" style:family="text">
      <style:text-properties officeooo:rsid="0006e4f6"/>
    </style:style>
    <style:style style:name="T4" style:family="text">
      <style:text-properties officeooo:rsid="0006f29a"/>
    </style:style>
    <style:style style:name="T5" style:family="text">
      <style:text-properties officeooo:rsid="000825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Q1)</text:p>
      <text:p text:style-name="Standard"><text:s/>** Controle periodique 1 ** </text:p>
      <text:p text:style-name="Standard"/>
      <text:p text:style-name="Standard">Mon matricule est 2088988</text:p>
      <text:p text:style-name="Standard">A = 0, B = 1, C = 3, D = 6</text:p>
      <text:p text:style-name="Standard">Key = 11</text:p>
      <text:p text:style-name="Standard">Enc. key = 11</text:p>
      <text:p text:style-name="Standard">Dec. key = 15</text:p>
      <text:p text:style-name="Standard">Keyword = 2088988</text:p>
      <text:p text:style-name="Standard">Enc. keyword = 24 22 4 4 5 4 4 </text:p>
      <text:p text:style-name="Standard">Dec. keyword = 2 4 22 22 21 22 22 </text:p>
      <text:p text:style-name="Standard"/>
      <text:p text:style-name="Standard">Mon matricule est 2088988</text:p>
      <text:p text:style-name="Standard">A = 0, B = 1, C = 3, D = 6</text:p>
      <text:p text:style-name="Standard">Key = 11</text:p>
      <text:p text:style-name="Standard">Enc. key = 11</text:p>
      <text:p text:style-name="Standard">Dec. key = 15</text:p>
      <text:p text:style-name="Standard">Keyword = 2088988</text:p>
      <text:p text:style-name="Standard">Enc. keyword = 24 22 4 4 5 4 4 </text:p>
      <text:p text:style-name="Standard">Dec. keyword = 2 4 22 22 21 22 22 </text:p>
      <text:p text:style-name="Standard"/>
      <text:p text:style-name="Standard"/>
      <text:p text:style-name="P1">Q2) Je n’ai pas d<text:span text:style-name="T4">ecomme</text:span>nte les lignes 10 et 11, s’il fallait les decommenter il aurait egalement fallu ajouter un “leave” ou pour etre plus precis, un pop %ebp, en effet, %ebp doit etre pop apres l’avoir push plus haut sur la pile. Un leave l’aurait fait aussi, cependant il aurait aussi servit a reinitialiser %esp a son adresse pointee sur la pile originellement.</text:p>
      <text:p text:style-name="P1"/>
      <text:p text:style-name="P2"><text:span text:style-name="T1">Q3) </text:span><text:span text:style-name="T2">mov 1(%esp), %ch . Je dis a %esp de se deplacer de 1 sur la pile pour aller lire en memoire ladresse du parametre qui vient detre passe, ensuite, le registre %ch ira pointer sur cette adresse.</text:span></text:p>
      <text:p text:style-name="P2"/>
      <text:p text:style-name="P3">Q4) <text:span text:style-name="T3">voir fichier zip</text:span></text:p>
      <text:p text:style-name="P3"/>
      <text:p text:style-name="P4">Q5) <text:span text:style-name="T4">Ces lignes servent a verifier que si apres l’ajout du parametre “Key”, si la letre est m</text:span><text:span text:style-name="T5">ajuscule</text:span><text:span text:style-name="T4"> et que l’ajout entraine un deplacement vers les caract</text:span><text:span text:style-name="T5">eres minuscules</text:span><text:span text:style-name="T4">, le programme revien</text:span><text:span text:style-name="T5">t</text:span><text:span text:style-name="T4"> a partir de “</text:span><text:span text:style-name="T5">A</text:span><text:span text:style-name="T4">” m</text:span><text:span text:style-name="T5">ajuscule</text:span><text:span text:style-name="T4"> puis poursuit sa substitution vers une lettre m</text:span><text:span text:style-name="T5">ajuscule a “key” plus loin</text:span><text:span text:style-name="T4">. </text:span><text:span text:style-name="T5">En effet, lorsque l’on fait un &amp; 0x20, c’est pour verifier justement que l’addition de key n’a pas entraine un changement de bit sur le 6 bit a partir de la droite vers la gauche. Ce chengement traduirait que l’addition viens depasser l’intervalle de recherche voulu pour les lettres majuscules et nous ramenerait donc vers les lettres minuscules qui sont alphabetiques, mais non desirees.</text:span></text:p>
      <text:p text:style-name="P5"/>
      <text:p text:style-name="P6"/>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6T14:28:01.323401818</meta:creation-date>
    <dc:date>2022-03-08T18:53:22.009937981</dc:date>
    <meta:editing-duration>PT1H36M41S</meta:editing-duration>
    <meta:editing-cycles>2</meta:editing-cycles>
    <meta:generator>LibreOffice/7.2.5.2$Linux_X86_64 LibreOffice_project/20$Build-2</meta:generator>
    <meta:document-statistic meta:table-count="0" meta:image-count="0" meta:object-count="0" meta:page-count="1" meta:paragraph-count="22" meta:word-count="324" meta:character-count="1630" meta:non-whitespace-character-count="1322"/>
  </office:meta>
</office:document-meta>
</file>